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1ec" officeooo:paragraph-rsid="001f5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Open the Terminal</text:p>
      <text:p text:style-name="P1">Enter the 2 files</text:p>
      <text:p text:style-name="P1">It dispalys “same’ if both have same permission</text:p>
      <text:p text:style-name="P1">or else it dispalys “different permissio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0:28:04.006000000</meta:creation-date>
    <dc:date>2019-07-22T20:33:27.673000000</dc:date>
    <meta:editing-duration>PT5M27S</meta:editing-duration>
    <meta:editing-cycles>1</meta:editing-cycles>
    <meta:document-statistic meta:table-count="0" meta:image-count="0" meta:object-count="0" meta:page-count="1" meta:paragraph-count="4" meta:word-count="21" meta:character-count="125" meta:non-whitespace-character-count="108"/>
    <meta:generator>LibreOffice/6.2.3.2$Windows_X86_64 LibreOffice_project/aecc05fe267cc68dde00352a451aa867b3b546ac</meta:generator>
  </office:meta>
</office:document-meta>
</file>